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fo:font-style="normal" style:text-underline-style="none" style:font-style-asian="normal" style:font-style-complex="normal"/>
    </style:style>
    <style:style style:name="T11" style:family="text">
      <style:text-properties style:text-underline-style="none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style:text-underline-style="none"/>
    </style:style>
    <style:style style:name="T14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sh<text:span text:style-name="T12">é, </text:span><text:span text:style-name="T10">Yezdegerd</text:span></text:p>
      <text:p text:style-name="P5">Additional Places mentioned: Persia, Assyria, Babylon, Sur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/</text:p>
      <text:p text:style-name="P2">Babylonian Schools/</text:p>
      <text:p text:style-name="P2">50/</text:p>
      <text:p text:style-name="P2"/>
      <text:p text:style-name="P2">The Gaonic period is yet to come/</text:p>
      <text:p text:style-name="P2"/>
      <text:p text:style-name="P3">[Page 1]</text:p>
      <text:p text:style-name="P3"><text:tab/>The Jewish people have been unavoidably affected/ by the social and political affairs of centuries in which/ they have severally <text:span text:style-name="T2">lived dwelt</text:span><text:span text:style-name="T4"> lived. <text:s/>From the days that Babylon,/ which had conquered Assyria, was in turn subjugated by/ Persia, till, after having experienced many changes, it came/ </text:span><text:span text:style-name="T2">again</text:span><text:span text:style-name="T4"> under the rule of a bold soldier, who claimed descent/ from Cyrus, and established in Neo-Persian empire, up-/wards of six centuries had glided away. <text:s/>We have/ seen how our religion was kept alive in those Eastern/ regions, during all such vicissitudes, principally through the means/ of our schools of learning. <text:s/>We have also seen that the/ degree of tolerance </text:span><text:span text:style-name="T2">shown to</text:span><text:span text:style-name="T4"> practised towards our belief and its adherents,/ was proportionate to the liberality or illiberality of the/ existing governments. <text:s/>But aside from external &amp; internal wars that hurt us much, a most decided opposition/ to our faith and its followers was met in the part/ of the Magi, or priests of the Neo-Persians, called in/ history "Ghebers," and in the Talmud </text:span><text:span text:style-name="T5">Chelorin</text:span><text:span text:style-name="T6">. <text:s/>So/ greatly was that hostility felt, that a proverb ran/ this: "Better be under any of the gentiles, than under the Ghebers"./ <text:s/>Still, the two immortal pupils of Judah the Prince had infused/ the power to stand antagonism. <text:s/>They tried </text:span><text:span text:style-name="T3">that</text:span><text:span text:style-name="T6">/</text:span></text:p>
      <text:p text:style-name="P3"><text:soft-page-break/><text:span text:style-name="T6"/></text:p>
      <text:p text:style-name="P3"><text:span text:style-name="T6">[Page 2]</text:span></text:p>
      <text:p text:style-name="P6"><text:span text:style-name="T11">that</text:span><text:span text:style-name="T6"> to kindle a love for the traditions of the/ fathers, and </text:span><text:span text:style-name="T11">make</text:span><text:span text:style-name="T6"> render a diligent study thereof </text:span><text:span text:style-name="T11">a</text:span><text:span text:style-name="T6"> the source/ of Israel's inextinguishable existence. <text:s/>Thus, if unfavor-/-able circumstances caused the closing of a college/ in one place, another soon arose elsewhere. <text:s/>During/ the two centuries which succeeded the age of Rab/ and Samuel, Presidents of various Academies made their/ seats of learning notable. <text:s/>It would not accord/ with my plan to speak of even some of the most/ illustrious, such as Abbay</text:span><text:span text:style-name="T7">é</text:span><text:span text:style-name="T8"> and Raba, whose pre-/-cocious minds drew from their teacher this significant/ remark: "from their first budding, one can tell how/ plants will grow". <text:s/>My lectures of the series are/ merely short sketches of the most striking events/ in the history of our people and our literature. <text:s/>I/ am compelled therefore to </text:span><text:span text:style-name="T14">suppress</text:span><text:span text:style-name="T8"> check a strong inclination/ to refer to what was accomplished by a large number/ of Babylonian expounders of the Mishna, or Emoraim,/ and I pass on to dwell awhile on the life-work/ of one, who is entitled, above all others, to our/ consideration. <text:s/>Ashi or Ash</text:span><text:span text:style-name="T7">é</text:span><text:span text:style-name="T8"> was his/ name. <text:s/>Providence raised him in time to save/</text:span></text:p>
      <text:p text:style-name="P6"><text:span text:style-name="T8"/></text:p>
      <text:p text:style-name="P6"><text:span text:style-name="T8">[Page 3]</text:span></text:p>
      <text:p text:style-name="P6"><text:span text:style-name="T8">a vast deal of learning which </text:span><text:span text:style-name="T14">was threatened with</text:span><text:span text:style-name="T8"> might have </text:span><text:span text:style-name="T14">to</text:span><text:span text:style-name="T8"> fallen into/ </text:span><text:span text:style-name="T14">is</text:span><text:span text:style-name="T8"> oblivion. <text:s/>The same reason which had induced/ Judah the Prince in Palestine to formulate and arrange/ the text of the </text:span><text:span text:style-name="T9">Mishnah</text:span><text:span text:style-name="T8">, led Ash</text:span><text:span text:style-name="T7">é</text:span><text:span text:style-name="T8"> to compile in/ Babylon the discussions of the </text:span><text:span text:style-name="T9">Ghemara</text:span><text:span text:style-name="T8">. <text:s/>He fore-/-saw two things, namely, the effect upon our people/ of bloody </text:span><text:span text:style-name="T14">wars</text:span><text:span text:style-name="T8"> disputes among Eastern and Western nations,/ and the result of a probable closing of colleges after/ centuries of existence. <text:s/>Already the difficulty of/ keeping in mind Rabbinical teachings and scholastic debates/ had become apparent, even admitting that extensive/ memoranda were taken down and privately preserved. <text:s/>Persons justly/ said: "As a generation goes, it leaves to the next the legacy/ of a decline of memory." <text:s/>This inconvenience which could/ scarcely be avoided, since the accumulation of learning/ made its retention very hard if not impossible, would/ certainly have increased with the sufferings attending a further/ dispersion and persecution. <text:s/>Ash</text:span><text:span text:style-name="T7">é</text:span><text:span text:style-name="T8"> concluded/ to remedy the evil by putting to writing all that/ could be </text:span><text:span text:style-name="T14">collected</text:span><text:span text:style-name="T8"> gathered of the </text:span><text:span text:style-name="T14">debates</text:span><text:span text:style-name="T8"> discussions </text:span><text:span text:style-name="T14">and talks</text:span><text:span text:style-name="T8"> which had taken place/ among the Sages, even their legendary tales and their suggestive talks,/ from the time of Rab and Samuel to his own days./</text:span></text:p>
      <text:p text:style-name="P6"><text:span text:style-name="T8"/></text:p>
      <text:p text:style-name="P6"><text:span text:style-name="T8">[Page 4]</text:span></text:p>
      <text:p text:style-name="P6"><text:span text:style-name="T8">Fortunately, he was the fittest man to accomplish/ that most </text:span><text:span text:style-name="T14">difficult</text:span><text:span text:style-name="T8"> arduous task. <text:s/>He had wealth and/ therefore leisure; he had a well cultured and clear/ understanding and therefore method. <text:s/>He had a/ burning zeal and therefore determination. <text:s/>Through/ his powerful connections, he could also command the/ cooperation of many. <text:s/>Besides his own high parent-/-age and riches which went very far to </text:span><text:span text:style-name="T14">gain</text:span><text:span text:style-name="T8"> win adherents, he enjoyed the acquaintance of/ Yezdegerd, one of the </text:span><text:span text:style-name="T14">late</text:span><text:span text:style-name="T8"> kings of the Neo-/Persians who reigned during the fifth century and who favored Hebrew knowledge./ <text:s/>Ash</text:span><text:span text:style-name="T7">é</text:span><text:span text:style-name="T8"> found that the two main centres of learning--/Sura and Nahardea--had fallen into decay, after/ the death of their illustrious chiefs--Rab and Samuel./ <text:s/>Very possibly Sura was </text:span><text:span text:style-name="T14">possibly</text:span><text:span text:style-name="T8"> his native city, </text:span><text:span text:style-name="T14">and</text:span><text:span text:style-name="T8"> therefore he resolved/ that it should regain the literary elevation which/ it had once reached. <text:s/>The Talmud relates that/ to carry out his object, he himself superintended the/ rebuilding of the college. <text:s/>By day and night he/ watched, sleeping close by, till the edifice tower-/-ed </text:span><text:span text:style-name="T14">o</text:span><text:span text:style-name="T8"> above all others. <text:s/>The glory which/ Ash</text:span><text:span text:style-name="T7">é</text:span><text:span text:style-name="T8"> cast upon Sura was unprecedented. <text:s/>Its Academy/ was sought after by the most distinguished Israelites./</text:span></text:p>
      <text:p text:style-name="P6"><text:span text:style-name="T8"/></text:p>
      <text:p text:style-name="P6"><text:span text:style-name="T8">[Page 5]</text:span></text:p>
      <text:p text:style-name="P6"><text:span text:style-name="T8"><text:tab/>There they congregated whenever a meeting of na-/-tional importance was called for, and to honor/ him who had spent his large means; bestowed </text:span><text:span text:style-name="T14">his best had devoted</text:span><text:span text:style-name="T8"> his/ </text:span><text:span text:style-name="T14">and</text:span><text:span text:style-name="T8"> most earnest thoughts, and </text:span><text:span text:style-name="T14">had devoted his</text:span><text:span text:style-name="T8"> best energies/ on the revival of the place, immortalized by Rab, all the/ chiefs of other schools gathered there once a year on/ the occasion of the Exilarch-festivities. <text:s/>These </text:span><text:soft-page-break/><text:span text:style-name="T8">were/ held with great splendor in the month of Heshvan,/ after </text:span><text:span text:style-name="T14">all</text:span><text:span text:style-name="T8"> the Fall Holidays, out of respect for the/ appointed Hebrew-Governor of all Jews living/ in </text:span><text:span text:style-name="T14">We</text:span><text:span text:style-name="T8"> Eastern Asia. <text:s/>I have, once before alluded/ to the office of Exilarch or </text:span><text:span text:style-name="T9">Rosh Galutha</text:span><text:span text:style-name="T8">, and/ I may </text:span><text:span text:style-name="T14">have occasion</text:span><text:span text:style-name="T8"> hereafter </text:span><text:span text:style-name="T14">to</text:span><text:span text:style-name="T8"> explain at some/ length the history connected with that </text:span><text:span text:style-name="T14">important</text:span><text:span text:style-name="T8"> responsible office./ <text:s/>Now I simply wish to illustrate the influence/ which a very eminent Rabbi </text:span><text:span text:style-name="T14">deservedly</text:span><text:span text:style-name="T8"> rightly exercised./ <text:s/>My purpose is not to </text:span><text:span text:style-name="T14">glorify</text:span><text:span text:style-name="T8"> extoll Ash</text:span><text:span text:style-name="T7">é</text:span><text:span text:style-name="T8"> to </text:span><text:span text:style-name="T14">the sky,</text:span><text:span text:style-name="T8"> the detriment of any of our/ Sages but to show the unremitting exertions of that one man on behalf/ of our people and our literature. <text:s/>The/ Babylonian Talmud, so termed to distinguish it/ from the Palestinian, or Jerusalem Talmud, as </text:span><text:span text:style-name="T14">it is</text:span><text:span text:style-name="T8"> this has been/ inappropriately called, is the result of that </text:span><text:span text:style-name="T14">one mans</text:span><text:span text:style-name="T8"> scholar's/ firm resolution./</text:span></text:p>
      <text:p text:style-name="P6"><text:span text:style-name="T8"/></text:p>
      <text:p text:style-name="P6"><text:span text:style-name="T8">[Page 6]</text:span></text:p>
      <text:p text:style-name="P6"><text:span text:style-name="T8">His decided will to prevent the loss of a learning/ </text:span><text:span text:style-name="T14">vast and</text:span><text:span text:style-name="T8"> unique, gave us the colossal work/ which has played a most important part in the/ destiny of the outcasts of Judea. <text:s/>Ash</text:span><text:span text:style-name="T7">é</text:span><text:span text:style-name="T8"> took/ the text of the sixty treatises of the Mishnah, as/ formulated by Judah the Prince, and, aided no/ doubt, by very many associates and disciples,/ collected with religious scrupulousness every </text:span><text:span text:style-name="T14">thing</text:span><text:span text:style-name="T8"> remark,/ that each section and each paragraph of those/ treatises drew from the lips of different sages/ at different times. <text:s/>The task seems almost an/ impossible one. <text:s/>It surpassed beyond comparison that/ of Judah the Prince, for the Mishnah </text:span><text:span text:style-name="T14">is</text:span><text:span text:style-name="T8"> represents merely/ the dry law; seldom </text:span><text:span text:style-name="T14">relieved by</text:span><text:span text:style-name="T8"> does it chronicle keen </text:span><text:span text:style-name="T14">remarks</text:span><text:span text:style-name="T8"> observations, sharp/ questioning, lively answers; </text:span><text:span text:style-name="T14">[?]</text:span><text:span text:style-name="T8"> those mental gymans-/-tics, </text:span><text:span text:style-name="T14">we</text:span><text:span text:style-name="T8"> so to say, </text:span><text:span text:style-name="T14">that</text:span><text:span text:style-name="T8"> which characterize</text:span><text:span text:style-name="T14">s</text:span><text:span text:style-name="T8"> the Ghemara./ <text:s/>Besides, the Mishnah, well written as it is, invaluable/ as it is, was left incomplete by the exclusion of a/ number of traditional rules, embodied in what is known/ as </text:span><text:span text:style-name="T9">Baraittia</text:span><text:span text:style-name="T8">, or esoteric learning. <text:s/>Ashe's under-/-taking was indeed herculean, but then we must/</text:span></text:p>
      <text:p text:style-name="P6"><text:span text:style-name="T8"/></text:p>
      <text:p text:style-name="P6"><text:span text:style-name="T8">[Page 7]</text:span></text:p>
      <text:p text:style-name="P6"><text:span text:style-name="T8">consider that he gave to it nearly sixty/ years of his life. <text:s/>He had </text:span><text:span text:style-name="T14">moreover</text:span><text:span text:style-name="T8"> furthermore at his dis-/-posal all the private records of former scholars;/ he went over his compilation a number of times;/ during two months in each year he submitted the extent of/ his labors to an assembly of the learned, and/ notwithstanding all that, he did not finish what/ he had assumed. <text:s/>It was concluded by his pupils and/ successors in the course of seventy years after </text:span><text:span text:style-name="T14">his</text:span><text:span text:style-name="T8"> the master's/ death. <text:s/>In order to form an idea of/ the Babylonian Talmud, the book must be studied/ in the original, whose general language is </text:span><text:span text:style-name="T14">the populace</text:span><text:span text:style-name="T8"> Eastern Ara-/</text:span><text:span text:style-name="T14">language</text:span><text:span text:style-name="T8"> -maic or Chaldaic, mixed with a large </text:span><text:span text:style-name="T14">number</text:span><text:span text:style-name="T8"> quantity/ of Greek, Latin and Persian words </text:span><text:span text:style-name="T14">Hebraized</text:span><text:span text:style-name="T8"> Chaldaized in a/ manner </text:span><text:span text:style-name="T14">too provoking</text:span><text:span text:style-name="T8"> quite perplexing and often baffling recognition./ <text:s/>No translation can convey an adequate notion of/ that peculiar production of thousands of minds. <text:s/>To/ attempt a version is to fail, nor is </text:span><text:span text:style-name="T14">that all</text:span><text:span text:style-name="T8"> its </text:span><text:span text:style-name="T14">[?]</text:span><text:span text:style-name="T8"> preservation in a modern tongue,/ desirable; for candor compels the confession/ that matters not </text:span><text:span text:style-name="T14">at all</text:span><text:span text:style-name="T8"> at all to our taste have been/ na</text:span><text:span text:style-name="T7">ï</text:span><text:span text:style-name="T8">vely introduced, and others unsuitable and/ repulsive have also crept in. <text:s/>The poet-philosopher/</text:span></text:p>
      <text:p text:style-name="P6"><text:span text:style-name="T8"/></text:p>
      <text:p text:style-name="P6"><text:span text:style-name="T8">[Page 8]</text:span></text:p>
      <text:p text:style-name="P6"><text:span text:style-name="T8">Judah Ha-Levi, acknowledges nearly as much about this regrettable/ fact, and writes that what is obje</text:span><text:span text:style-name="T14">ct</text:span><text:span text:style-name="T8">ctionable/ in the Talmud was </text:span><text:span text:style-name="T14">introduced [?]</text:span><text:span text:style-name="T8"> added in later times by pu-/-pils who, perhaps </text:span><text:span text:style-name="T14">did not weigh well what</text:span><text:span text:style-name="T8"> too zealous (surely not too considerate)/ </text:span><text:span text:style-name="T14">they</text:span><text:span text:style-name="T8"> admitted </text:span><text:span text:style-name="T14">into the work and that</text:span><text:span text:style-name="T8"> what </text:span><text:span text:style-name="T14">might</text:span><text:span text:style-name="T8"> should have been </text:span><text:span text:style-name="T14">left out</text:span><text:span text:style-name="T8"> omitted but after all,/ </text:span><text:span text:style-name="T14">it</text:span><text:span text:style-name="T8"> that does not affect the authority of the traditional/ teachings it </text:span><text:span text:style-name="T14">[?]</text:span><text:span text:style-name="T8"> imparts. <text:s/>To this opinion of the/ immortal Spanish Jew, we may agree, and </text:span><text:span text:style-name="T14">I add</text:span><text:span text:style-name="T8"> say with/ justice, that whosoever can enter into the laboratory, as/ it were, of the Gemara, will discover gems of the highest/ value, and will, as he proceeds, find that his intel-/-lect gains in keenness and in depth. <text:s/>Whether/ to all the 60 treatises of the Mishna, a Gemara, or/ commentary, was originally appended, we do not know./ <text:s/>While the Jerusalem Talmud has 40 treatises so ex-/-pounded, the Babylonian has only 36; nevertheless/ the latter forms a voluminous work four times, at/ least, larger than the former. <text:s/>It is more-/-over richer in legendary, more readable and more/ diversified, even if, at </text:span><text:soft-page-break/><text:span text:style-name="T8">times, its stalemates are/ more startling. <text:s/>But I shall not venture/</text:span></text:p>
      <text:p text:style-name="P6"><text:span text:style-name="T8"/></text:p>
      <text:p text:style-name="P6"><text:span text:style-name="T8">[Page 9]</text:span></text:p>
      <text:p text:style-name="P6"><text:span text:style-name="T8">upon any definition, and I will content myself with/ quoting one among the various anecdotes pointing/ a moral, as related of Rabbi Ashe's life./ <text:s/>It was the day of his son's marriage. <text:s/>A company/ of friends and well wishers had </text:span><text:span text:style-name="T14">come</text:span><text:span text:style-name="T8"> called to offer con-/-gratulations. <text:s/>Merriment prevailed, and it looked,/ at </text:span><text:span text:style-name="T14">a</text:span><text:span text:style-name="T8"> one stage of the celebration, as if the assembled/ scholars were about to forget the dignity of their/ characters. <text:s/>At that Ash</text:span><text:span text:style-name="T7">è took a valuable cup and/ broke it. <text:s/>Laughter and jollity soon changed into/ seriousness. <text:s/>The host had put a check on that/ high glee, which not infrequently degenerates into/ debasing intoxication. <text:s/>Thus the illustrious/ Sage of Sura </text:span><text:span text:style-name="T13">meant to tell</text:span><text:span text:style-name="T7"> emphatically told his disciples that/ moderation in pleasures becomes all, but that it/ is a virtue </text:span><text:span text:style-name="T13">most needed</text:span><text:span text:style-name="T7"> to be cherished most by such as are looked/ upon as spiritual guides of Congregations in Israel,/ in what country soever they may liv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5:13:25.85</meta:creation-date>
    <meta:document-statistic meta:table-count="0" meta:image-count="0" meta:object-count="0" meta:page-count="5" meta:paragraph-count="83" meta:word-count="1944" meta:character-count="12124"/>
    <dc:date>2013-01-08T15:58:48.72</dc:date>
    <meta:editing-duration>PT4M11S</meta:editing-duration>
    <meta:editing-cycles>1</meta:editing-cycles>
    <meta:generator>OpenOffice.org/3.4.1$Win32 OpenOffice.org_project/341m1$Build-9593</meta:generator>
  </office:meta>
</office:document-meta>
</file>